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612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DRIANA FARIAS DE MEDEIRO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ERSON NASCIMENTO MIRAND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UGUSTO ORDOBÁS BORTOLÁ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LAUDIO SCHEPKE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DA SILVA MARTIN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UARDO LIMA DE OLIVEIR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ISEU CELESTINO SCHOPF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VERTON HERMANN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ABRIELLE DIAS FREITA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RASIELA PECCINI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ULIO CESAR FERNANDES CORRÊ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ZANDRO CANDIDO TIETBOHL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OS VINICIUS BITTENCOURT DE SOUZ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US LUCAS DA SILV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ONICA MARCUZZO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BLO FURLAN DA SILVA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GRESSLER MILBRADT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OSANA PERAZZOLO DISCONZI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SIMONE GIRARDON JULIEN SCHOLLES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WILIAM PEREIRA RIGHI</text:p>
          </table:table-cell>
          <table:table-cell office:value-type="float" office:value="2004">
            <text:p>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9:26</dc:date>
    <meta:document-statistic meta:table-count="1" meta:cell-count="84" meta:object-count="0"/>
    <meta:generator>OpenOffice.org/3.4.1$Unix OpenOffice.org_project/341m1$Build-9593</meta:generator>
  </office:meta>
</office:document-meta>
</file>